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3126in"/>
    </style:style>
    <style:style style:name="co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4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krs</text:p>
          </table:table-cell>
          <table:table-cell table:style-name="ce1" office:value-type="string" calcext:value-type="string">
            <text:p>rok_kalendarzowy</text:p>
          </table:table-cell>
          <table:table-cell table:style-name="ce1" office:value-type="string" calcext:value-type="string">
            <text:p>sprawozdanie_finansowe</text:p>
          </table:table-cell>
          <table:table-cell table:style-name="ce1" office:value-type="string" calcext:value-type="string">
            <text:p>uchwala_zatw</text:p>
          </table:table-cell>
          <table:table-cell table:style-name="ce1" office:value-type="string" calcext:value-type="string">
            <text:p>kiedy_bylo</text:p>
          </table:table-cell>
          <table:table-cell table:style-name="ce1" office:value-type="string" calcext:value-type="string">
            <text:p>w_sprawie</text:p>
          </table:table-cell>
          <table:table-cell table:style-name="ce3" office:value-type="string" calcext:value-type="string">
            <text:p>bilans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przeciw</text:p>
          </table:table-cell>
          <table:table-cell table:style-name="ce1" office:value-type="string" calcext:value-type="string">
            <text:p>wstrzymujacy</text:p>
          </table:table-cell>
          <table:table-cell table:style-name="ce1" office:value-type="string" calcext:value-type="string">
            <text:p>niewazne</text:p>
          </table:table-cell>
          <table:table-cell table:style-name="ce1" office:value-type="string" calcext:value-type="string">
            <text:p>uwagi</text:p>
          </table:table-cell>
          <table:table-cell table:style-name="ce1" table:number-columns-repeated="1009"/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8124862.17" calcext:value-type="float">
            <text:p>218,124,862.17</text:p>
          </table:table-cell>
          <table:table-cell office:value-type="float" office:value="425" calcext:value-type="float">
            <text:p>425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38601" calcext:value-type="float">
            <text:p>1386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2142701.82" calcext:value-type="float">
            <text:p>22,142,701.8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float" office:value="131267" calcext:value-type="float">
            <text:p>13126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5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348678.1" calcext:value-type="float">
            <text:p>5,348,678.1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table:style-name="ce2" office:value-type="float" office:value="234840" calcext:value-type="float">
            <text:p>2348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7 rok</text:p>
          </table:table-cell>
          <table:table-cell table:number-columns-repeated="1009"/>
        </table:table-row>
        <table:table-row table:style-name="ro1">
          <table:table-cell office:value-type="float" office:value="1060577" calcext:value-type="float">
            <text:p>10605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brak dokumentow</text:p>
          </table:table-cell>
          <table:table-cell table:number-columns-repeated="1009"/>
        </table:table-row>
        <table:table-row table:style-name="ro1">
          <table:table-cell office:value-type="float" office:value="771170" calcext:value-type="float">
            <text:p>77117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09"/>
        </table:table-row>
        <table:table-row table:style-name="ro1">
          <table:table-cell office:value-type="float" office:value="752037" calcext:value-type="float">
            <text:p>7520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71990.64" calcext:value-type="float">
            <text:p>671,990.6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49306" calcext:value-type="float">
            <text:p>74930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brak dokumentow</text:p>
          </table:table-cell>
          <table:table-cell table:number-columns-repeated="1009"/>
        </table:table-row>
        <table:table-row table:style-name="ro1">
          <table:table-cell office:value-type="float" office:value="740785" calcext:value-type="float">
            <text:p>740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3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54155.26" calcext:value-type="float">
            <text:p>954,155.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2250" calcext:value-type="float">
            <text:p>73225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7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079411.52" calcext:value-type="float">
            <text:p>9,079,411.5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96164" calcext:value-type="float">
            <text:p>69616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0303.7" calcext:value-type="float">
            <text:p>20,303.70</text:p>
          </table:table-cell>
          <table:table-cell table:number-columns-repeated="4"/>
          <table:table-cell office:value-type="string" calcext:value-type="string">
            <text:p>brak uchwaly o zatwierdzeniu</text:p>
          </table:table-cell>
          <table:table-cell table:number-columns-repeated="1009"/>
        </table:table-row>
        <table:table-row table:style-name="ro1">
          <table:table-cell office:value-type="float" office:value="657544" calcext:value-type="float">
            <text:p>6575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732357.29" calcext:value-type="float">
            <text:p>5,732,357.2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644401" calcext:value-type="float">
            <text:p>64440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4034834.84" calcext:value-type="float">
            <text:p>4,034,834.84</text:p>
          </table:table-cell>
          <table:table-cell table:number-columns-repeated="1014"/>
        </table:table-row>
        <table:table-row table:style-name="ro1">
          <table:table-cell office:value-type="float" office:value="597910" calcext:value-type="float">
            <text:p>5979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101953.86" calcext:value-type="float">
            <text:p>2,101,953.86</text:p>
          </table:table-cell>
          <table:table-cell table:number-columns-repeated="1014"/>
        </table:table-row>
        <table:table-row table:style-name="ro1">
          <table:table-cell office:value-type="float" office:value="596023" calcext:value-type="float">
            <text:p>59602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481700.91" calcext:value-type="float">
            <text:p>481,700.91</text:p>
          </table:table-cell>
          <table:table-cell table:number-columns-repeated="1014"/>
        </table:table-row>
        <table:table-row table:style-name="ro1">
          <table:table-cell office:value-type="float" office:value="511080" calcext:value-type="float">
            <text:p>5110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6377982.67" calcext:value-type="float">
            <text:p>6,377,982.6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51702" calcext:value-type="float">
            <text:p>4517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2293385.87" calcext:value-type="float">
            <text:p>2,293,385.8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0983" calcext:value-type="float">
            <text:p>4109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/>
          <table:table-cell office:value-type="float" office:value="7393280.17" calcext:value-type="float">
            <text:p>7,393,280.17</text:p>
          </table:table-cell>
          <table:table-cell table:number-columns-repeated="4"/>
          <table:table-cell office:value-type="string" calcext:value-type="string">
            <text:p>brak danych za 2022</text:p>
          </table:table-cell>
          <table:table-cell table:number-columns-repeated="1009"/>
        </table:table-row>
        <table:table-row table:style-name="ro1">
          <table:table-cell office:value-type="float" office:value="394357" calcext:value-type="float">
            <text:p>3943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1017"/>
        </table:table-row>
        <table:table-row table:style-name="ro1">
          <table:table-cell office:value-type="float" office:value="382149" calcext:value-type="float">
            <text:p>38214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5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14156494.08" calcext:value-type="float">
            <text:p>14,156,494.0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7513" calcext:value-type="float">
            <text:p>36751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5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2742933.58" calcext:value-type="float">
            <text:p>2,742,933.5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7590" calcext:value-type="float">
            <text:p>3475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sprawozdanie finansowe 2022</text:p>
          </table:table-cell>
          <table:table-cell office:value-type="float" office:value="18193167.43" calcext:value-type="float">
            <text:p>18,193,167.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330634" calcext:value-type="float">
            <text:p>3306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652664.74" calcext:value-type="float">
            <text:p>652,664.74</text:p>
          </table:table-cell>
          <table:table-cell table:number-columns-repeated="1014"/>
        </table:table-row>
        <table:table-row table:style-name="ro1">
          <table:table-cell office:value-type="float" office:value="329877" calcext:value-type="float">
            <text:p>3298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617273.61" calcext:value-type="float">
            <text:p>9,617,273.6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8279" calcext:value-type="float">
            <text:p>32827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brak dokumentow</text:p>
          </table:table-cell>
          <table:table-cell table:number-columns-repeated="1009"/>
        </table:table-row>
        <table:table-row table:style-name="ro1">
          <table:table-cell office:value-type="float" office:value="310852" calcext:value-type="float">
            <text:p>31085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829411.45" calcext:value-type="float">
            <text:p>8,829,411.4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87421" calcext:value-type="float">
            <text:p>28742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0-06-2023</text:p>
          </table:table-cell>
          <table:table-cell office:value-type="string" calcext:value-type="string">
            <text:p>zatwierdzenie bilansu za 2022</text:p>
          </table:table-cell>
          <table:table-cell office:value-type="float" office:value="114860.01" calcext:value-type="float">
            <text:p>114,860.0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83922" calcext:value-type="float">
            <text:p>2839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5547832.83" calcext:value-type="float">
            <text:p>15,547,832.8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79277" calcext:value-type="float">
            <text:p>2792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96711.23" calcext:value-type="float">
            <text:p>5,096,711.2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77030" calcext:value-type="float">
            <text:p>2770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5705.14" calcext:value-type="float">
            <text:p>105,705.1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75466" calcext:value-type="float">
            <text:p>2754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09"/>
        </table:table-row>
        <table:table-row table:style-name="ro1">
          <table:table-cell office:value-type="float" office:value="269602" calcext:value-type="float">
            <text:p>2696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09"/>
        </table:table-row>
        <table:table-row table:style-name="ro1">
          <table:table-cell office:value-type="float" office:value="268904" calcext:value-type="float">
            <text:p>26890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17 rok</text:p>
          </table:table-cell>
          <table:table-cell table:number-columns-repeated="1009"/>
        </table:table-row>
        <table:table-row table:style-name="ro1">
          <table:table-cell office:value-type="float" office:value="266765" calcext:value-type="float">
            <text:p>26676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1291453.26" calcext:value-type="float">
            <text:p>1,291,453.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63802" calcext:value-type="float">
            <text:p>26380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51336796.14" calcext:value-type="float">
            <text:p>151,336,796.14</text:p>
          </table:table-cell>
          <table:table-cell table:number-columns-repeated="1014"/>
        </table:table-row>
        <table:table-row table:style-name="ro1">
          <table:table-cell office:value-type="float" office:value="263785" calcext:value-type="float">
            <text:p>2637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sprawozdanie finansowe za 2021</text:p>
          </table:table-cell>
          <table:table-cell table:number-columns-repeated="1009"/>
        </table:table-row>
        <table:table-row table:style-name="ro1">
          <table:table-cell office:value-type="float" office:value="263510" calcext:value-type="float">
            <text:p>263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9532924.54" calcext:value-type="float">
            <text:p>9,532,924.54</text:p>
          </table:table-cell>
          <table:table-cell table:number-columns-repeated="1014"/>
        </table:table-row>
        <table:table-row table:style-name="ro1">
          <table:table-cell office:value-type="float" office:value="260415" calcext:value-type="float">
            <text:p>26041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45556.55" calcext:value-type="float">
            <text:p>645,556.5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54510" calcext:value-type="float">
            <text:p>2545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615661.25" calcext:value-type="float">
            <text:p>6,615,661.2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51730" calcext:value-type="float">
            <text:p>25173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41318.13" calcext:value-type="float">
            <text:p>841,318.1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50524" calcext:value-type="float">
            <text:p>25052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9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07243.01" calcext:value-type="float">
            <text:p>1,807,243.0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44952" calcext:value-type="float">
            <text:p>24495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8348973.88" calcext:value-type="float">
            <text:p>18,348,973.88</text:p>
          </table:table-cell>
          <table:table-cell table:number-columns-repeated="1014"/>
        </table:table-row>
        <table:table-row table:style-name="ro1">
          <table:table-cell office:value-type="float" office:value="242346" calcext:value-type="float">
            <text:p>24234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801160.65" calcext:value-type="float">
            <text:p>5,801,160.6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37805" calcext:value-type="float">
            <text:p>2378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4-07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744226.84" calcext:value-type="float">
            <text:p>3,744,226.8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32999" calcext:value-type="float">
            <text:p>23299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9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94857.41" calcext:value-type="float">
            <text:p>1,894,857.41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31960" calcext:value-type="float">
            <text:p>23196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4012.45" calcext:value-type="float">
            <text:p>304,012.45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31029" calcext:value-type="float">
            <text:p>23102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425426.69" calcext:value-type="float">
            <text:p>1,425,426.69</text:p>
          </table:table-cell>
          <table:table-cell table:number-columns-repeated="1014"/>
        </table:table-row>
        <table:table-row table:style-name="ro1">
          <table:table-cell office:value-type="float" office:value="230579" calcext:value-type="float">
            <text:p>230579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337187.95" calcext:value-type="float">
            <text:p>1,337,187.95</text:p>
          </table:table-cell>
          <table:table-cell table:number-columns-repeated="1014"/>
        </table:table-row>
        <table:table-row table:style-name="ro1">
          <table:table-cell office:value-type="float" office:value="230555" calcext:value-type="float">
            <text:p>23055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385900.71" calcext:value-type="float">
            <text:p>3,385,900.7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24390" calcext:value-type="float">
            <text:p>2243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20166.74" calcext:value-type="float">
            <text:p>420,166.7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4384" calcext:value-type="float">
            <text:p>22438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7795.41" calcext:value-type="float">
            <text:p>107,795.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41353632.99" calcext:value-type="float">
            <text:p>241,353,632.99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21082" calcext:value-type="float">
            <text:p>22108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02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38531.54" calcext:value-type="float">
            <text:p>138,531.5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18909" calcext:value-type="float">
            <text:p>21890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436081.8" calcext:value-type="float">
            <text:p>4,436,081.8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17738" calcext:value-type="float">
            <text:p>21773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4-12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04343.96" calcext:value-type="float">
            <text:p>2,104,343.9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12657" calcext:value-type="float">
            <text:p>21265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69280.37" calcext:value-type="float">
            <text:p>169,280.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2445" calcext:value-type="float">
            <text:p>21244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976154.29" calcext:value-type="float">
            <text:p>6,976,154.29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11268" calcext:value-type="float">
            <text:p>2112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dane dostepne za 2021</text:p>
          </table:table-cell>
          <table:table-cell table:number-columns-repeated="1009"/>
        </table:table-row>
        <table:table-row table:style-name="ro1">
          <table:table-cell office:value-type="float" office:value="211048" calcext:value-type="float">
            <text:p>21104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0418727.4" calcext:value-type="float">
            <text:p>30,418,727.4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0997" calcext:value-type="float">
            <text:p>21099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69995203.68" calcext:value-type="float">
            <text:p>69,995,203.68</text:p>
          </table:table-cell>
          <table:table-cell table:number-columns-repeated="1014"/>
        </table:table-row>
        <table:table-row table:style-name="ro1">
          <table:table-cell office:value-type="float" office:value="210996" calcext:value-type="float">
            <text:p>21099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7135849.49" calcext:value-type="float">
            <text:p>27,135,849.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209737" calcext:value-type="float">
            <text:p>2097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4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30285.58" calcext:value-type="float">
            <text:p>2,030,285.58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206656" calcext:value-type="float">
            <text:p>20665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117222.37" calcext:value-type="float">
            <text:p>5,117,222.3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93117.02" calcext:value-type="float">
            <text:p>2,193,117.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389" calcext:value-type="float">
            <text:p>20138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920071.97" calcext:value-type="float">
            <text:p>4,920,071.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8403" calcext:value-type="float">
            <text:p>19840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738412.51" calcext:value-type="float">
            <text:p>17,738,412.5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99944" calcext:value-type="float">
            <text:p>19994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7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380381.87" calcext:value-type="float">
            <text:p>380,381.8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199766" calcext:value-type="float">
            <text:p>19976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184517.54" calcext:value-type="float">
            <text:p>7,184,517.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9886" calcext:value-type="float">
            <text:p>19988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2045.2" calcext:value-type="float">
            <text:p>502,045.2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198901" calcext:value-type="float">
            <text:p>1989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879067.99" calcext:value-type="float">
            <text:p>879,067.9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8793" calcext:value-type="float">
            <text:p>19879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884355.44" calcext:value-type="float">
            <text:p>1,884,355.4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198722" calcext:value-type="float">
            <text:p>19872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000000" calcext:value-type="float">
            <text:p>50,000,000.00</text:p>
          </table:table-cell>
          <table:table-cell table:number-columns-repeated="4"/>
          <table:table-cell office:value-type="string" calcext:value-type="string">
            <text:p>brak biliansu za 2022, szacunek za 2021</text:p>
          </table:table-cell>
          <table:table-cell table:number-columns-repeated="1009"/>
        </table:table-row>
        <table:table-row table:style-name="ro1">
          <table:table-cell office:value-type="float" office:value="198483" calcext:value-type="float">
            <text:p>19848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okumenty za 2020</text:p>
          </table:table-cell>
          <table:table-cell table:number-columns-repeated="1009"/>
        </table:table-row>
        <table:table-row table:style-name="ro1">
          <table:table-cell office:value-type="float" office:value="197564" calcext:value-type="float">
            <text:p>19756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197909.56" calcext:value-type="float">
            <text:p>10,197,909.5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196140" calcext:value-type="float">
            <text:p>19614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do krsu za 2022 są wgrane dokumenty za 2021</text:p>
          </table:table-cell>
          <table:table-cell table:number-columns-repeated="1009"/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097448.1" calcext:value-type="float">
            <text:p>21,097,448.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0-01-2024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434540.53" calcext:value-type="float">
            <text:p>21,434,540.5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4254" calcext:value-type="float">
            <text:p>19425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6-2023</text:p>
          </table:table-cell>
          <table:table-cell office:value-type="string" calcext:value-type="string">
            <text:p>podziału nadwyzki bilansowej za 2022</text:p>
          </table:table-cell>
          <table:table-cell office:value-type="float" office:value="2434659.41" calcext:value-type="float">
            <text:p>2,434,659.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ak uchwaly o zatwierdzeniu sprawozdania finansowego, jest o nadwyzce</text:p>
          </table:table-cell>
          <table:table-cell table:number-columns-repeated="1009"/>
        </table:table-row>
        <table:table-row table:style-name="ro1">
          <table:table-cell office:value-type="float" office:value="193837" calcext:value-type="float">
            <text:p>19383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1-2024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1746929.25" calcext:value-type="float">
            <text:p>21,746,929.25</text:p>
          </table:table-cell>
          <table:table-cell table:number-columns-repeated="1014"/>
        </table:table-row>
        <table:table-row table:style-name="ro1">
          <table:table-cell office:value-type="float" office:value="192908" calcext:value-type="float">
            <text:p>19290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09"/>
        </table:table-row>
        <table:table-row table:style-name="ro1">
          <table:table-cell office:value-type="float" office:value="191903" calcext:value-type="float">
            <text:p>19190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73830.19" calcext:value-type="float">
            <text:p>173,830.19</text:p>
          </table:table-cell>
          <table:table-cell table:number-columns-repeated="4"/>
          <table:table-cell office:value-type="string" calcext:value-type="string">
            <text:p>stan likwidacji</text:p>
          </table:table-cell>
          <table:table-cell table:number-columns-repeated="1009"/>
        </table:table-row>
        <table:table-row table:style-name="ro1">
          <table:table-cell office:value-type="float" office:value="191119" calcext:value-type="float">
            <text:p>19111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9-12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6332986.56" calcext:value-type="float">
            <text:p>6,332,986.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9480" calcext:value-type="float">
            <text:p>18948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31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4303447.3" calcext:value-type="float">
            <text:p>4,303,447.3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189858" calcext:value-type="float">
            <text:p>18985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8-11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2000000" calcext:value-type="float">
            <text:p>2,000,000.00</text:p>
          </table:table-cell>
          <table:table-cell table:number-columns-repeated="4"/>
          <table:table-cell office:value-type="string" calcext:value-type="string">
            <text:p>blad w krs za lata 2022, 2021 , szacunek za 2020 rok</text:p>
          </table:table-cell>
          <table:table-cell table:number-columns-repeated="1009"/>
        </table:table-row>
        <table:table-row table:style-name="ro1">
          <table:table-cell office:value-type="float" office:value="189285" calcext:value-type="float">
            <text:p>18928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09"/>
        </table:table-row>
        <table:table-row table:style-name="ro1">
          <table:table-cell office:value-type="float" office:value="188534" calcext:value-type="float">
            <text:p>1885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09"/>
        </table:table-row>
        <table:table-row table:style-name="ro1">
          <table:table-cell office:value-type="float" office:value="189242" calcext:value-type="float">
            <text:p>18924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7794844.64" calcext:value-type="float">
            <text:p>7,794,844.6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88459" calcext:value-type="float">
            <text:p>18845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3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50217105.65" calcext:value-type="float">
            <text:p>50,217,105.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5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006943.62" calcext:value-type="float">
            <text:p>1,006,943.62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187199" calcext:value-type="float">
            <text:p>18719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87194" calcext:value-type="float">
            <text:p>18719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86168" calcext:value-type="float">
            <text:p>18616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85236" calcext:value-type="float">
            <text:p>18523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9615" calcext:value-type="float">
            <text:p>17961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80765" calcext:value-type="float">
            <text:p>18076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81683" calcext:value-type="float">
            <text:p>18168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9583" calcext:value-type="float">
            <text:p>17958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80383" calcext:value-type="float">
            <text:p>18038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9466" calcext:value-type="float">
            <text:p>17946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8993" calcext:value-type="float">
            <text:p>17899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8632" calcext:value-type="float">
            <text:p>17863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7510" calcext:value-type="float">
            <text:p>17751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5978" calcext:value-type="float">
            <text:p>17597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7021" calcext:value-type="float">
            <text:p>17702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6382" calcext:value-type="float">
            <text:p>17638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6147" calcext:value-type="float">
            <text:p>17614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5162" calcext:value-type="float">
            <text:p>17516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5747" calcext:value-type="float">
            <text:p>17574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5205" calcext:value-type="float">
            <text:p>17520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4195" calcext:value-type="float">
            <text:p>17419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3963" calcext:value-type="float">
            <text:p>17396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4194" calcext:value-type="float">
            <text:p>17419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2890" calcext:value-type="float">
            <text:p>17289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3843" calcext:value-type="float">
            <text:p>17384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3049" calcext:value-type="float">
            <text:p>17304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2884" calcext:value-type="float">
            <text:p>17288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2558" calcext:value-type="float">
            <text:p>17255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1797" calcext:value-type="float">
            <text:p>17179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0979" calcext:value-type="float">
            <text:p>17097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9630" calcext:value-type="float">
            <text:p>16963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9592" calcext:value-type="float">
            <text:p>16959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8017" calcext:value-type="float">
            <text:p>16801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2820" calcext:value-type="float">
            <text:p>16282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5653" calcext:value-type="float">
            <text:p>16565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1994" calcext:value-type="float">
            <text:p>16199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5306" calcext:value-type="float">
            <text:p>16530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5604" calcext:value-type="float">
            <text:p>16560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3711" calcext:value-type="float">
            <text:p>16371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2967" calcext:value-type="float">
            <text:p>16296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9859" calcext:value-type="float">
            <text:p>15985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2550" calcext:value-type="float">
            <text:p>16255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8554" calcext:value-type="float">
            <text:p>15855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0434" calcext:value-type="float">
            <text:p>16043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9883" calcext:value-type="float">
            <text:p>15988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8329" calcext:value-type="float">
            <text:p>15832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8188" calcext:value-type="float">
            <text:p>15818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7204" calcext:value-type="float">
            <text:p>15720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7590" calcext:value-type="float">
            <text:p>15759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8200" calcext:value-type="float">
            <text:p>15820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7587" calcext:value-type="float">
            <text:p>15758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3934" calcext:value-type="float">
            <text:p>15393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8044" calcext:value-type="float">
            <text:p>14804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21510469.62" calcext:value-type="float">
            <text:p>21,510,469.62</text:p>
          </table:table-cell>
          <table:table-cell table:number-columns-repeated="1014"/>
        </table:table-row>
        <table:table-row table:style-name="ro1">
          <table:table-cell office:value-type="float" office:value="155293" calcext:value-type="float">
            <text:p>15529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4131" calcext:value-type="float">
            <text:p>15413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4550" calcext:value-type="float">
            <text:p>15455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4472" calcext:value-type="float">
            <text:p>15447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2088" calcext:value-type="float">
            <text:p>15208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1848" calcext:value-type="float">
            <text:p>15184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0153" calcext:value-type="float">
            <text:p>15015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9486" calcext:value-type="float">
            <text:p>14948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1841" calcext:value-type="float">
            <text:p>15184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0261" calcext:value-type="float">
            <text:p>15026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0178" calcext:value-type="float">
            <text:p>15017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9618" calcext:value-type="float">
            <text:p>14961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9677" calcext:value-type="float">
            <text:p>14967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2891" calcext:value-type="float">
            <text:p>14289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8702" calcext:value-type="float">
            <text:p>14870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8675" calcext:value-type="float">
            <text:p>14867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7432" calcext:value-type="float">
            <text:p>14743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2843" calcext:value-type="float">
            <text:p>14284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4869" calcext:value-type="float">
            <text:p>14486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4446" calcext:value-type="float">
            <text:p>14444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3767" calcext:value-type="float">
            <text:p>14376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2034" calcext:value-type="float">
            <text:p>14203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3268" calcext:value-type="float">
            <text:p>14326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2067" calcext:value-type="float">
            <text:p>14206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1257" calcext:value-type="float">
            <text:p>14125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1038" calcext:value-type="float">
            <text:p>14103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0985" calcext:value-type="float">
            <text:p>14098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7751" calcext:value-type="float">
            <text:p>13775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6428" calcext:value-type="float">
            <text:p>13642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5181" calcext:value-type="float">
            <text:p>13518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4688" calcext:value-type="float">
            <text:p>13468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4238" calcext:value-type="float">
            <text:p>13423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3293" calcext:value-type="float">
            <text:p>13329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2915" calcext:value-type="float">
            <text:p>13291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2639" calcext:value-type="float">
            <text:p>13263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8282" calcext:value-type="float">
            <text:p>12828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2117" calcext:value-type="float">
            <text:p>13211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1744" calcext:value-type="float">
            <text:p>13174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31429" calcext:value-type="float">
            <text:p>13142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9866" calcext:value-type="float">
            <text:p>12986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9411" calcext:value-type="float">
            <text:p>12941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7982" calcext:value-type="float">
            <text:p>12798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8119" calcext:value-type="float">
            <text:p>12811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6781" calcext:value-type="float">
            <text:p>12678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6601" calcext:value-type="float">
            <text:p>12660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9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151842371.74" calcext:value-type="float">
            <text:p>151,842,371.74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125709" calcext:value-type="float">
            <text:p>12570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4376" calcext:value-type="float">
            <text:p>11437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2732" calcext:value-type="float">
            <text:p>12273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2259" calcext:value-type="float">
            <text:p>12225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1880" calcext:value-type="float">
            <text:p>12188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97336" calcext:value-type="float">
            <text:p>9733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5183" calcext:value-type="float">
            <text:p>11518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4901" calcext:value-type="float">
            <text:p>11490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9513" calcext:value-type="float">
            <text:p>11951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7882" calcext:value-type="float">
            <text:p>11788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4194" calcext:value-type="float">
            <text:p>11419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2158" calcext:value-type="float">
            <text:p>11215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96735" calcext:value-type="float">
            <text:p>9673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82211" calcext:value-type="float">
            <text:p>8221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9342" calcext:value-type="float">
            <text:p>10934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8125" calcext:value-type="float">
            <text:p>10812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570364258.06" calcext:value-type="float">
            <text:p>570,364,258.06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106794" calcext:value-type="float">
            <text:p>10679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7113" calcext:value-type="float">
            <text:p>10711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6260" calcext:value-type="float">
            <text:p>10626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4183" calcext:value-type="float">
            <text:p>10418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2858" calcext:value-type="float">
            <text:p>10285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0309" calcext:value-type="float">
            <text:p>10030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99973" calcext:value-type="float">
            <text:p>9997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97338" calcext:value-type="float">
            <text:p>9733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96909" calcext:value-type="float">
            <text:p>9690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96502" calcext:value-type="float">
            <text:p>9650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93107" calcext:value-type="float">
            <text:p>9310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2-06-2023</text:p>
          </table:table-cell>
          <table:table-cell office:value-type="string" calcext:value-type="string">
            <text:p>zatwierdzenie sprawozdania finansowego oraz podziału nadwyżki bilansowej za 2022</text:p>
          </table:table-cell>
          <table:table-cell office:value-type="float" office:value="688349801.77" calcext:value-type="float">
            <text:p>688,349,801.77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92715" calcext:value-type="float">
            <text:p>9271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92686" calcext:value-type="float">
            <text:p>9268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91326" calcext:value-type="float">
            <text:p>9132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85177" calcext:value-type="float">
            <text:p>8517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6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78570568.3" calcext:value-type="float">
            <text:p>178,570,568.30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87596" calcext:value-type="float">
            <text:p>8759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1-06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119710018.69" calcext:value-type="float">
            <text:p>1,119,710,018.69</text:p>
          </table:table-cell>
          <table:table-cell table:number-columns-repeated="1014"/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83515" calcext:value-type="float">
            <text:p>8351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81435" calcext:value-type="float">
            <text:p>8143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9647" calcext:value-type="float">
            <text:p>7964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9817" calcext:value-type="float">
            <text:p>7981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8357" calcext:value-type="float">
            <text:p>78357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426843946.53" calcext:value-type="float">
            <text:p>426,843,946.53</text:p>
          </table:table-cell>
          <table:table-cell table:number-columns-repeated="1014"/>
        </table:table-row>
        <table:table-row table:style-name="ro1">
          <table:table-cell office:value-type="float" office:value="78123" calcext:value-type="float">
            <text:p>7812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7941" calcext:value-type="float">
            <text:p>7794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6785" calcext:value-type="float">
            <text:p>7678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5678" calcext:value-type="float">
            <text:p>7567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4655" calcext:value-type="float">
            <text:p>7465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3542" calcext:value-type="float">
            <text:p>7354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3485" calcext:value-type="float">
            <text:p>7348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3064" calcext:value-type="float">
            <text:p>7306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71899" calcext:value-type="float">
            <text:p>7189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9548" calcext:value-type="float">
            <text:p>6954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9636" calcext:value-type="float">
            <text:p>6963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5904" calcext:value-type="float">
            <text:p>6590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6718" calcext:value-type="float">
            <text:p>6671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9564" calcext:value-type="float">
            <text:p>5956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3956" calcext:value-type="float">
            <text:p>6395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7287" calcext:value-type="float">
            <text:p>5728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0947" calcext:value-type="float">
            <text:p>6094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0686" calcext:value-type="float">
            <text:p>6068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1337" calcext:value-type="float">
            <text:p>6133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7121" calcext:value-type="float">
            <text:p>5712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8783" calcext:value-type="float">
            <text:p>5878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6304" calcext:value-type="float">
            <text:p>5630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6744" calcext:value-type="float">
            <text:p>5674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5359" calcext:value-type="float">
            <text:p>5535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5749" calcext:value-type="float">
            <text:p>5574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5027" calcext:value-type="float">
            <text:p>5502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48636" calcext:value-type="float">
            <text:p>4863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47439" calcext:value-type="float">
            <text:p>4743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41859" calcext:value-type="float">
            <text:p>4185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7655" calcext:value-type="float">
            <text:p>3765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41813" calcext:value-type="float">
            <text:p>4181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8688" calcext:value-type="float">
            <text:p>3868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7033" calcext:value-type="float">
            <text:p>3703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0-05-2023</text:p>
          </table:table-cell>
          <table:table-cell office:value-type="string" calcext:value-type="string">
            <text:p>zatwierdzenie sprawozdania finansowego za 2022</text:p>
          </table:table-cell>
          <table:table-cell office:value-type="float" office:value="193345723.72" calcext:value-type="float">
            <text:p>193,345,723.72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31897" calcext:value-type="float">
            <text:p>3189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725" calcext:value-type="float">
            <text:p>1672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/>
          <table:table-cell office:value-type="float" office:value="140223378.28" calcext:value-type="float">
            <text:p>140,223,378.28</text:p>
          </table:table-cell>
          <table:table-cell table:number-columns-repeated="1014"/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5981" calcext:value-type="float">
            <text:p>2598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3171" calcext:value-type="float">
            <text:p>2317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3347" calcext:value-type="float">
            <text:p>2334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18-07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202402102.33" calcext:value-type="float">
            <text:p>202,402,102.3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836" calcext:value-type="float">
            <text:p>1183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02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127905833.03" calcext:value-type="float">
            <text:p>127,905,833.03</text:p>
          </table:table-cell>
          <table:table-cell table:number-columns-repeated="4"/>
          <table:table-cell office:value-type="string" calcext:value-type="string">
            <text:p>brak danych o głosowaniu</text:p>
          </table:table-cell>
          <table:table-cell table:number-columns-repeated="1009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7"/>
          <table:table-cell office:value-type="string" calcext:value-type="string">
            <text:p>ostatnie dane za 2021</text:p>
          </table:table-cell>
          <table:table-cell table:number-columns-repeated="1009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2022" calcext:value-type="float">
            <text:p>2022</text:p>
          </table:table-cell>
          <table:table-cell table:number-columns-repeated="1019"/>
        </table:table-row>
        <table:table-row table:style-name="ro1">
          <table:table-cell table:style-name="ce2" office:value-type="float" office:value="125168" calcext:value-type="float">
            <text:p>12516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string" calcext:value-type="string">
            <text:p>tak</text:p>
          </table:table-cell>
          <table:table-cell office:value-type="string" calcext:value-type="string">
            <text:p>27-06-2023</text:p>
          </table:table-cell>
          <table:table-cell office:value-type="string" calcext:value-type="string">
            <text:p>zatwierdzenie sprawozdania finansowego 2022</text:p>
          </table:table-cell>
          <table:table-cell office:value-type="float" office:value="33394805.75" calcext:value-type="float">
            <text:p>33,394,805.7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1" table:number-rows-repeated="1048247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0:50:52.084659820</meta:creation-date>
    <dc:date>2024-04-01T15:35:35.408984566</dc:date>
    <meta:editing-duration>PT13M47S</meta:editing-duration>
    <meta:editing-cycles>4</meta:editing-cycles>
    <meta:generator>LibreOffice/7.3.7.2$Linux_X86_64 LibreOffice_project/30$Build-2</meta:generator>
    <meta:document-statistic meta:table-count="1" meta:cell-count="1264" meta:object-count="0"/>
  </office:meta>
</office:document-meta>
</file>